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style:style>
    <style:style style:name="P4" style:parent-style-name="Sinespaciado" style:family="paragraph">
      <style:paragraph-properties fo:margin-top="0.0277in" fo:margin-bottom="0.3888in" fo:line-height="90%"/>
    </style:style>
    <style:style style:name="T5" style:parent-style-name="Fuentedepárrafopredeter." style:family="text">
      <style:text-properties fo:color="#4F81BD" fo:font-size="36pt" style:font-size-asian="36pt" style:font-size-complex="36pt"/>
    </style:style>
    <style:style style:name="P6" style:parent-style-name="Sinespaciado" style:family="paragraph">
      <style:paragraph-properties fo:margin-top="0.0277in" fo:margin-bottom="0.0277in"/>
    </style:style>
    <style:style style:name="T7" style:parent-style-name="Fuentedepárrafopredeter." style:family="text">
      <style:text-properties fo:text-transform="uppercase" fo:color="#215868" fo:font-size="14pt" style:font-size-asian="14pt" style:font-size-complex="14pt"/>
    </style:style>
    <style:style style:name="P8" style:parent-style-name="Sinespaciado" style:family="paragraph">
      <style:paragraph-properties fo:margin-top="0.0555in" fo:margin-bottom="0.0277in"/>
    </style:style>
    <style:style style:name="T9" style:parent-style-name="Fuentedepárrafopredeter." style:family="text">
      <style:text-properties fo:text-transform="uppercase" fo:color="#4BACC6" fo:font-size="12pt" style:font-size-asian="12pt" style:font-size-complex="12pt"/>
    </style:style>
    <style:style style:name="P10" style:parent-style-name="Sinespaciado" style:family="paragraph">
      <style:paragraph-properties fo:text-align="end"/>
    </style:style>
    <style:style style:name="T11" style:parent-style-name="Fuentedepárrafopredeter." style:family="text">
      <style:text-properties fo:color="#FFFFFF" fo:font-size="12pt" style:font-size-asian="12pt" style:font-size-complex="12pt"/>
    </style:style>
    <style:style style:name="P12" style:parent-style-name="Normal" style:family="paragraph">
      <style:paragraph-properties fo:break-before="page"/>
    </style:style>
    <style:style style:name="P13" style:parent-style-name="Títulodeíndice" style:family="paragraph">
      <style:paragraph-properties fo:keep-with-next="always">
        <style:tab-stops>
          <style:tab-stop style:type="right" style:leader-style="dotted" style:leader-text="." style:position="6.2631in"/>
        </style:tab-stops>
      </style:paragraph-properties>
    </style:style>
    <style:style style:name="P14" style:parent-style-name="Índice1" style:family="paragraph">
      <style:paragraph-properties>
        <style:tab-stops>
          <style:tab-stop style:type="right" style:leader-style="dotted" style:leader-text="." style:position="6.1104in"/>
        </style:tab-stops>
      </style:paragraph-properties>
    </style:style>
    <style:style style:name="T15" style:parent-style-name="Fuentedepárrafopredeter." style:family="text">
      <style:text-properties fo:language="en" fo:country="US"/>
    </style:style>
    <style:style style:name="P16" style:parent-style-name="Títulodeíndice" style:family="paragraph">
      <style:paragraph-properties fo:keep-with-next="always">
        <style:tab-stops>
          <style:tab-stop style:type="right" style:leader-style="dotted" style:leader-text="." style:position="6.2631in"/>
        </style:tab-stops>
      </style:paragraph-properties>
    </style:style>
    <style:style style:name="P17" style:parent-style-name="Índice1" style:family="paragraph">
      <style:paragraph-properties>
        <style:tab-stops>
          <style:tab-stop style:type="right" style:leader-style="dotted" style:leader-text="." style:position="6.1104in"/>
        </style:tab-stops>
      </style:paragraph-properties>
    </style:style>
    <style:style style:name="P18" style:parent-style-name="Títulodeíndice" style:family="paragraph">
      <style:paragraph-properties fo:keep-with-next="always">
        <style:tab-stops>
          <style:tab-stop style:type="right" style:leader-style="dotted" style:leader-text="." style:position="6.2631in"/>
        </style:tab-stops>
      </style:paragraph-properties>
    </style:style>
    <style:style style:name="P19" style:parent-style-name="Índice1" style:family="paragraph">
      <style:paragraph-properties>
        <style:tab-stops>
          <style:tab-stop style:type="right" style:leader-style="dotted" style:leader-text="." style:position="6.1104in"/>
        </style:tab-stops>
      </style:paragraph-properties>
    </style:style>
    <style:style style:name="P20" style:parent-style-name="Títulodeíndice" style:family="paragraph">
      <style:paragraph-properties fo:keep-with-next="always">
        <style:tab-stops>
          <style:tab-stop style:type="right" style:leader-style="dotted" style:leader-text="." style:position="6.2631in"/>
        </style:tab-stops>
      </style:paragraph-properties>
    </style:style>
    <style:style style:name="P21" style:parent-style-name="Índice1" style:family="paragraph">
      <style:paragraph-properties>
        <style:tab-stops>
          <style:tab-stop style:type="right" style:leader-style="dotted" style:leader-text="." style:position="6.1104in"/>
        </style:tab-stops>
      </style:paragraph-properties>
    </style:style>
    <style:style style:name="P22" style:parent-style-name="Títulodeíndice" style:family="paragraph">
      <style:paragraph-properties fo:keep-with-next="always">
        <style:tab-stops>
          <style:tab-stop style:type="right" style:leader-style="dotted" style:leader-text="." style:position="6.2631in"/>
        </style:tab-stops>
      </style:paragraph-properties>
    </style:style>
    <style:style style:name="P23" style:parent-style-name="Índice1" style:family="paragraph">
      <style:paragraph-properties>
        <style:tab-stops>
          <style:tab-stop style:type="right" style:leader-style="dotted" style:leader-text="." style:position="6.1104in"/>
        </style:tab-stops>
      </style:paragraph-properties>
    </style:style>
    <style:style style:name="P24" style:parent-style-name="Índice1" style:family="paragraph">
      <style:paragraph-properties>
        <style:tab-stops>
          <style:tab-stop style:type="right" style:leader-style="dotted" style:leader-text="." style:position="6.1104in"/>
        </style:tab-stops>
      </style:paragraph-properties>
    </style:style>
    <style:style style:name="P25" style:parent-style-name="Título1" style:family="paragraph">
      <style:paragraph-properties fo:break-before="page"/>
    </style:style>
    <style:style style:name="P26"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3"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6"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39"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40"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41"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42"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margin-bottom="0.1388in" fo:line-height="150%"/>
    </style:style>
    <style:style style:name="T44" style:parent-style-name="Fuentedepárrafopredeter." style:family="text">
      <style:text-properties style:font-name="Times New Roman" style:font-name-asian="Times New Roman" style:font-name-complex="Times New Roman" fo:font-size="12pt" style:font-size-asian="12pt" style:font-size-complex="12pt"/>
    </style:style>
    <style:style style:name="T45" style:parent-style-name="Fuentedepárrafopredeter." style:family="text">
      <style:text-properties style:font-name="Times New Roman" style:font-name-asian="Times New Roman" style:font-name-complex="Times New Roman" fo:font-size="12pt" style:font-size-asian="12pt" style:font-size-complex="12pt"/>
    </style:style>
    <style:style style:name="T46" style:parent-style-name="Fuentedepárrafopredeter." style:family="text">
      <style:text-properties style:font-name="Times New Roman" style:font-name-asian="Times New Roman" style:font-name-complex="Times New Roman" fo:font-size="12pt" style:font-size-asian="12pt" style:font-size-complex="12pt"/>
    </style:style>
    <style:style style:name="T47" style:parent-style-name="Fuentedepárrafopredeter." style:family="text">
      <style:text-properties style:font-name="Times New Roman" style:font-name-asian="Times New Roman" style:font-name-complex="Times New Roman" fo:font-size="12pt" style:font-size-asian="12pt" style:font-size-complex="12pt"/>
    </style:style>
    <style:style style:name="T48" style:parent-style-name="Fuentedepárrafopredeter." style:family="text">
      <style:text-properties style:font-name="Times New Roman" style:font-name-asian="Times New Roman" style:font-name-complex="Times New Roman" fo:font-size="12pt" style:font-size-asian="12pt" style:font-size-complex="12pt"/>
    </style:style>
    <style:style style:name="T49" style:parent-style-name="Fuentedepárrafopredeter." style:family="text">
      <style:text-properties style:font-name="Times New Roman" style:font-name-asian="Times New Roman" style:font-name-complex="Times New Roman" fo:font-size="12pt" style:font-size-asian="12pt" style:font-size-complex="12pt"/>
    </style:style>
    <style:style style:name="T50" style:parent-style-name="Fuentedepárrafopredeter." style:family="text">
      <style:text-properties style:font-name="Times New Roman" style:font-name-asian="Times New Roman" style:font-name-complex="Times New Roman" fo:font-size="12pt" style:font-size-asian="12pt" style:font-size-complex="12pt"/>
    </style:style>
    <style:style style:name="T51" style:parent-style-name="Fuentedepárrafopredeter." style:family="text">
      <style:text-properties style:font-name="Times New Roman" style:font-name-asian="Times New Roman" style:font-name-complex="Times New Roman" fo:font-size="12pt" style:font-size-asian="12pt" style:font-size-complex="12pt"/>
    </style:style>
    <style:style style:name="P52" style:parent-style-name="Título1" style:family="paragraph">
      <style:paragraph-properties fo:break-before="page"/>
    </style:style>
    <style:style style:name="T53" style:parent-style-name="Fuentedepárrafopredeter." style:family="text">
      <style:text-properties fo:language="en" fo:country="US"/>
    </style:style>
    <style:style style:name="P54" style:parent-style-name="Normal" style:family="paragraph">
      <style:paragraph-properties fo:margin-top="0.1388in" fo:margin-bottom="0.1388in" fo:line-height="150%"/>
    </style:style>
    <style:style style:name="T55"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56"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fo:language="en" fo:country="US"/>
    </style:style>
    <style:style style:name="T57"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58"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P59" style:parent-style-name="Normal" style:family="paragraph">
      <style:paragraph-properties fo:margin-top="0.1388in" fo:margin-bottom="0.1388in" fo:line-height="150%"/>
    </style:style>
    <style:style style:name="T60"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1"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fo:language="en" fo:country="US"/>
    </style:style>
    <style:style style:name="T6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3"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P64" style:parent-style-name="Normal" style:family="paragraph">
      <style:paragraph-properties fo:margin-top="0.1388in" fo:margin-bottom="0.1388in" fo:line-height="150%"/>
    </style:style>
    <style:style style:name="T65"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6"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fo:language="en" fo:country="US"/>
    </style:style>
    <style:style style:name="T67"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8"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P69" style:parent-style-name="Normal" style:family="paragraph">
      <style:paragraph-properties fo:margin-top="0.1388in" fo:margin-bottom="0.1388in" fo:line-height="150%"/>
    </style:style>
    <style:style style:name="T70"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71"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fo:language="en" fo:country="US"/>
    </style:style>
    <style:style style:name="T7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73"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P74" style:parent-style-name="Normal" style:family="paragraph">
      <style:paragraph-properties fo:margin-top="0.1388in" fo:margin-bottom="0.1388in" fo:line-height="150%"/>
    </style:style>
    <style:style style:name="T75"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76"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fo:language="en" fo:country="US"/>
    </style:style>
    <style:style style:name="T77"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78"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P79"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fo:language="en" fo:country="US"/>
    </style:style>
    <style:style style:name="P80" style:parent-style-name="Normal" style:family="paragraph">
      <style:paragraph-properties fo:margin-bottom="0.1388in" fo:line-height="150%"/>
      <style:text-properties style:font-name="Times New Roman" style:font-name-asian="Times New Roman" style:font-name-complex="Times New Roman" fo:font-size="12pt" style:font-size-asian="12pt" style:font-size-complex="12pt" fo:language="en" fo:country="US"/>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f81bd"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d8xojet9ialu"/><text:bookmark-end text:name="_d8xojet9ialu"/></text:p>
      <text:p text:style-name="Normal"><draw:frame draw:z-index="251660288" draw:id="id0" draw:style-name="a0" draw:name="Cuadro de texto 131" text:anchor-type="paragraph" svg:x="1.48264in" svg:y="6.3125in" svg:width="4.94236in" svg:height="1.98542in" style:rel-width="scale" style:rel-height="scale"><draw:text-box><text:p text:style-name="P4"><text:span text:style-name="T5">Informe de riesgos globales</text:span></text:p><text:p text:style-name="P6"><text:span text:style-name="T7">Sostenibilidad – asir 2025/2026</text:span></text:p><text:p text:style-name="P8"><text:span text:style-name="T9">víctor cordeiro periañez</text:span></text:p></draw:text-box><svg:title/><svg:desc/></draw:frame><draw:custom-shape svg:x="6.64167in" svg:y="0.26875in" svg:width="0.62847in" svg:height="1.14028in" draw:z-index="251659264" draw:id="id1" draw:style-name="a1" draw:name="Rectángulo 132" text:anchor-type="paragraph"><svg:title/><svg:desc/><text:p text:style-name="P10"><text:span text:style-name="T11">2025</text:span></text:p><draw:enhanced-geometry draw:type="non-primitive" svg:viewBox="0 0 21600 21600" draw:enhanced-path="M 0 0 L 21600 0 21600 21600 0 21600 Z N"/></draw:custom-shape></text:p>
      <text:p text:style-name="P12"/>
      <text:soft-page-break/>
      <text:h text:style-name="Título1" text:outline-level="1">Índice.</text:h>
      <text:p text:style-name="Normal"/>
      <text:alphabetical-index text:name="_IDX0">
        <text:alphabetical-index-source text:alphabetical-separators="true" fo:language="es" fo:country="ES">
          <text:index-title-template/>
          <text:alphabetical-index-entry-template text:outline-level="1" text:style-name="Índice1">
            <text:index-entry-text/>
            <text:index-entry-span>, </text:index-entry-span>
            <text:index-entry-page-number/>
          </text:alphabetical-index-entry-template>
          <text:alphabetical-index-entry-template text:outline-level="2" text:style-name="Índice2">
            <text:index-entry-text/>
            <text:index-entry-span>, </text:index-entry-span>
            <text:index-entry-page-number/>
          </text:alphabetical-index-entry-template>
          <text:alphabetical-index-entry-template text:outline-level="3" text:style-name="Índice3">
            <text:index-entry-text/>
            <text:index-entry-span>, </text:index-entry-span>
            <text:index-entry-page-number/>
          </text:alphabetical-index-entry-template>
          <text:alphabetical-index-entry-template text:outline-level="separator" text:style-name="Títulodeíndice">
            <text:index-entry-text/>
          </text:alphabetical-index-entry-template>
        </text:alphabetical-index-source>
        <text:index-body>
          <text:p text:style-name="P13">B</text:p>
          <text:p text:style-name="P14"><text:span text:style-name="T15">Bibliografía</text:span><text:tab/>7</text:p>
          <text:p text:style-name="P16">C</text:p>
          <text:p text:style-name="P17">Conclusión<text:tab/>5</text:p>
          <text:p text:style-name="P18">E</text:p>
          <text:p text:style-name="P19">El Informe de Riesgos Globales.<text:tab/>3</text:p>
          <text:p text:style-name="P20">I</text:p>
          <text:p text:style-name="P21">Impacto de los riesgos globales en los Objetivos de Desarrollo Sostenible.<text:tab/>5</text:p>
          <text:p text:style-name="P22">R</text:p>
          <text:p text:style-name="P23">Riesgos globales en acción, casos concretos.<text:tab/>4</text:p>
          <text:p text:style-name="P24">Riesgos globales prioritarios.<text:tab/>3</text:p>
        </text:index-body>
      </text:alphabetical-index>
      <text:p text:style-name="Normal"/>
      <text:soft-page-break/>
      <text:h text:style-name="P25" text:outline-level="1">El Informe de Riesgos Globales.<text:alphabetical-index-mark text:string-value="El Informe de Riesgos Globales."/></text:h>
      <text:p text:style-name="P26">El Informe de Riesgos Globales es un informe elaborado a partir de la opinión de 900 expertos en riesgos mundiales, responsables políticos y líderes sectoriales encuestados entre septiembre y octubre, que busca dibujar una previsión del panorama global de<text:s/>aquí<text:s/>a 2035, publicada por el Foro<text:s/>Económico<text:s/>Mundial. El informe identifica y analiza los riesgos más graves en horizontes a corto y largo plazo, con el fin de tener una previsión para afrontar los<text:s/>desafíos<text:s/>relacionados con estos riesgos, fomentar la acción colectiva y<text:s/>construir<text:s/>un futuro más resiliente.</text:p>
      <text:p text:style-name="P27">El foro<text:s/>económico<text:s/>mundial proporciona varias definiciones para este<text:s/>término,<text:s/>viéndolo<text:s/>desde la perspectiva<text:s/>económica, medioambiental, social y<text:s/>tecnológica, pudiendo englobarlas todas en “La posibilidad de que ocurra un evento o condición, la<text:s/>cual,<text:s/>si ocurre,<text:s/>tendría<text:s/>un impacto negativo a nivel global.”</text:p>
      <text:h text:style-name="Título1" text:outline-level="1"><text:bookmark-start text:name="_buuf87dg7f7g"/><text:bookmark-end text:name="_buuf87dg7f7g"/>Riesgos globales prioritarios.<text:alphabetical-index-mark text:string-value="Riesgos globales prioritarios."/></text:h>
      <text:p text:style-name="P28">En esta nueva edición del IRG ha destacado como mayor preocupación el conflicto armado entre estados, que surge respecto al año anterior como el principal riesgo inmediato, siendo identificado de esta manera por un cuarto de todos los encuestados, lo que<text:s/>según<text:s/>el informe releja mayores tensiones<text:s/>geopolíticas<text:s/>y fragmentación a nivel mundial.</text:p>
      <text:p text:style-name="P29">Viene seguido por los eventos medioambientales extremos, que dominan el horizonte a largo plazo, siendo considerado por los expertos el mayor riesgo de<text:s/>aquí<text:s/>a 10 años. Se<text:s/>sitúan<text:s/>la<text:s/>pérdida<text:s/>de biodiversidad y el colapso de los ecosistemas como las mayores consecuencias de este riesgo.</text:p>
      <text:p text:style-name="P30">Destaca además la<text:s/>rápida<text:s/>y creciente expansión de la desinformación e información<text:s/>errónea,<text:s/>situándose<text:s/>como un riesgo a corto plazo que puede alimentar la inestabilidad y socavar la confianza en los gobiernos y las instituciones, fomentando una mayor polarización y complicando la cooperación necesaria para poder abordar de manera exitosa las crisis y riesgos descritos por el informe.</text:p>
      <text:p text:style-name="P31">Cabe destacar que existe una marcada diferencia entre riesgos a corto y largo plazo, percibiendo aquellos con una dimensión social y<text:s/>económica<text:s/>como más urgentes e inmediatos, y los relacionados con el medio ambiente como más a largo plazo, pero<text:s/>calificándose<text:s/>con especial severidad y<text:s/>consecuencias<text:s/>más<text:s/>graves e irreversibles.</text:p>
      <text:h text:style-name="Título1" text:outline-level="1"><text:bookmark-start text:name="_papz2k845u48"/><text:bookmark-end text:name="_papz2k845u48"/><text:soft-page-break/>Riesgos globales en acción, casos concretos.<text:alphabetical-index-mark text:string-value="Riesgos globales en acción, casos concretos."/></text:h>
      <text:h text:style-name="Título2" text:outline-level="2"><text:bookmark-start text:name="_3t45lolkgglf"/><text:bookmark-end text:name="_3t45lolkgglf"/>La desinformación.</text:h>
      <text:p text:style-name="P32">Estamos siendo testigos de<text:s/>cómo<text:s/>el avance y desarrollo de los distintos modelos de inteligencia artificial generativa cambian el panorama de la información y el periodismo a pasos agigantados. La creación de noticias falsas ha crecido más que nunca gracias a las nuevas herramientas que ponen al alcance de<text:s/>todos el uso<text:s/>de un lenguaje más convincente y la capacidad de explotar los sesgos de quien se expone a ellas.</text:p>
      <text:p text:style-name="P33">Los expertos han concluido que la desinformación hiere gravemente el ambiente<text:s/>geopolítico<text:s/>de diversas maneras, como permitir que entidades extranjeras puedan interferir en procesos electorales<text:s/>legítimos, sembrando la duda entre el<text:s/>público<text:s/>general e inclinando la balanza de manera que el resultado se alinee con su<text:s/>ideología<text:s/>particular.</text:p>
      <text:p text:style-name="P34">Es importante destacar<text:s/>que,<text:s/>en un horizonte temporal de 10 años, aunque ocupe el puesto número 5 de la clasificación de riesgos globales, sigue siendo el riesgo no relacionado con<text:s/>el<text:s/>clima que más preocupa a los expertos, además de ser el que más crece de manera consistente respecto a ediciones anteriores.</text:p>
      <text:h text:style-name="Título2" text:outline-level="2"><text:bookmark-start text:name="_oxasluury601"/><text:bookmark-end text:name="_oxasluury601"/>Eventos climáticos extremos.</text:h>
      <text:p text:style-name="P35">En lo que se refiere a eventos<text:s/>climáticos<text:s/>extremos, se<text:s/>engloban<text:s/>las olas de calor, tornados e inundaciones entre otros, y están siendo especialmente relevantes en el largo plazo, donde se<text:s/>sitúan<text:s/>como la principal preocupación de<text:s/>aquí<text:s/>a 2035. La crisis climática<text:s/>está<text:s/>haciendo que estos eventos<text:s/>climáticos<text:s/>extremos sean cada vez más frecuentes, pero sobre todo lo más preocupante es que<text:s/>también<text:s/>se vuelven más intensos.</text:p>
      <text:p text:style-name="P36">La organización<text:s/>meteorológica<text:s/>mundial concluyo que 2024 fue el año más<text:s/>cálido<text:s/>en la historia de Europa, y además paso a convertirse en el continente que más rápido<text:s/>está<text:s/>viviendo esta evolución en su clima. Es un dato que no se limita solamente a la extensión terrestre del continente, de<text:s/>hecho,<text:s/>lo más preocupante es su alcance a nivel<text:s/>marítimo, ya que a nivel de región se<text:s/>observó<text:s/>un calentamiento general de 0.7ºC, alcanzado su máximo en el mar<text:s/>mediterráneo, con una subida de 1.2ºC por encima de la media.</text:p>
      <text:p text:style-name="P37">Cabe destacar<text:s/>también<text:s/>el alto riesgo de inundación presente a<text:s/>día<text:s/>de hoy, el cual nunca<text:s/>había<text:s/>sido tan alto desde 2013. Casi un tercio de la red hidrográfica del continente<text:s/>vivió<text:s/><text:soft-page-break/>inundaciones que superaron la marca de “inundación alta”. Se estima que las fuertes tormentas e inundaciones afectaron a 413000 personas en Europa, con al menos 335 vidas perdidas.</text:p>
      <text:p text:style-name="P38">En la otra cara de la moneda encontramos los días en los que las temperaturas se consideraron altas, muy altas, y extremas. El 60% de Europa vio más<text:s/>días<text:s/>que la media donde las temperaturas fueron tan intensas. Esto supuso además uno de los peores años registrados en cuanto a incendios forestales, destacando la<text:s/>península<text:s/>ibérica<text:s/>donde ardieron alrededor de 110000 ha en una semana, un estimado de un cuarto del<text:s/>área<text:s/>quemada total de Europa, y con aproximadamente 42000 personas afectadas en todo el continente.<text:s/></text:p>
      <text:h text:style-name="Título1" text:outline-level="1"><text:bookmark-start text:name="_ocvjvwf2kkh0"/><text:bookmark-end text:name="_ocvjvwf2kkh0"/>Impacto de los riesgos globales en los Objetivos de Desarrollo Sostenible.<text:alphabetical-index-mark text:string-value="Impacto de los riesgos globales en los Objetivos de Desarrollo Sostenible."/></text:h>
      <text:p text:style-name="P39">Los riegos globales afectan directamente a los ODS de la ONU, ya que dificultan el progreso hacia la agenda 2030.</text:p>
      <text:p text:style-name="P40">Podemos ver como en el corto plazo la<text:s/>desinformación<text:s/>y los conflictos armados suponen un retroceso en el ODS 16, referente a la paz, justicia e instituciones<text:s/>sólidas, generando desconfianza y polarización, y los ODS 2, 3 y 8, ya que en un ambiente<text:s/>bélico<text:s/>no se pueden garantizar ni el suministro de comida de manera adecuada, ni se puede garantizar un sistema sanitario adecuado.<text:s/>Finalmente,<text:s/>el crecimiento<text:s/>económico<text:s/>se ve fuertemente ralentizado por los conflictos, generando consecuencias en el tejido social de los estados que pueden tardar<text:s/>décadas<text:s/>en revertirse.</text:p>
      <text:h text:style-name="Título1" text:outline-level="1"><text:bookmark-start text:name="_xr37njkvad01"/><text:bookmark-end text:name="_xr37njkvad01"/>Conclusión<text:alphabetical-index-mark text:string-value="Conclusión"/>.</text:h>
      <text:p text:style-name="P41">Se pueden sacar dos conclusiones principales en base al informe de este año.</text:p>
      <text:p text:style-name="P42">A corto plazo la preocupación se centra en temas sociales y económicos, poniendo el foco en las necesidades básicas de las personas y su bienestar más inmediato. Es destacable además como todo aquello que pueda suponer un retroceso entre los objetivos colectivos y la cooperación global.</text:p>
      <text:p text:style-name="P43"><text:span text:style-name="T44">Las perspectivas a largo plazo se<text:s/></text:span><text:span text:style-name="T45">sitúan</text:span><text:span text:style-name="T46"><text:s/>mucho más en la emergencia climática y su impacto de<text:s/></text:span><text:span text:style-name="T47">aquí</text:span><text:span text:style-name="T48"><text:s/>a 2035. La preocupación es superlativa, ya que es considerado el riesgo más severo y<text:s/></text:span><text:soft-page-break/><text:span text:style-name="T49">probable si no se pone en marcha acción conjunta lo antes posible por parte de la<text:s/></text:span><text:span text:style-name="T50">mayoría</text:span><text:span text:style-name="T51"><text:s/>estados.</text:span></text:p>
      <text:h text:style-name="P52" text:outline-level="1"><text:bookmark-start text:name="_r7kau4agay8z"/><text:bookmark-end text:name="_r7kau4agay8z"/><text:soft-page-break/><text:span text:style-name="T53">Bibliografía</text:span><text:alphabetical-index-mark text:string-value="Bibliografía"/></text:h>
      <text:p text:style-name="P54"><text:span text:style-name="T55">World Economic Forum. 2025.<text:s/></text:span><text:span text:style-name="T56">Global Risks Report Press Release 2025 (versión en español).</text:span><text:span text:style-name="T57"><text:s/>Ginebra: World Economic Forum.<text:s/></text:span><text:span text:style-name="T58">https://reports.weforum.org/docs/WEF_Global_Risks_Report_Press_Release_2025_ESP.pdf</text:span></text:p>
      <text:p text:style-name="P59"><text:span text:style-name="T60">World Economic Forum. 2024. “Global Risks 2024: Disinformation Tops Global Risks 2024 as Environmental Threats Intensify.”<text:s/></text:span><text:span text:style-name="T61">Press Release</text:span><text:span text:style-name="T62">, January 10, 2024.<text:s/></text:span><text:span text:style-name="T63">https://www.weforum.org/press/2024/01/global-risks-report-2024-press-release/</text:span></text:p>
      <text:p text:style-name="P64"><text:span text:style-name="T65">World Economic Forum. 2025. “Global Risks Report 2025: Conflict, Environment and Disinformation Top Threats.”<text:s/></text:span><text:span text:style-name="T66">Press Release</text:span><text:span text:style-name="T67">, January 15, 2025.<text:s/></text:span><text:span text:style-name="T68">https://www.weforum.org/press/2025/01/global-risks-report-2025-conflict-environment-and-disinformation-top-threats/</text:span></text:p>
      <text:p text:style-name="P69"><text:span text:style-name="T70">World Economic Forum. 2024. “Appendix A: Definitions and Global Risks List.” In<text:s/></text:span><text:span text:style-name="T71">Global Risks Report 2024</text:span><text:span text:style-name="T72">. Ginebra: World Economic Forum.<text:s/></text:span><text:span text:style-name="T73">https://www.weforum.org/publications/global-risks-report-2024/in-full/appendix-a-definitions-and-global-risks-list/</text:span></text:p>
      <text:p text:style-name="P74"><text:span text:style-name="T75">CNBC Africa. 2025. “Conflict, Extreme Weather and Disinformation Top Global Risks in 2025: Davos Survey Says.”<text:s/></text:span><text:span text:style-name="T76">CNBC Africa</text:span><text:span text:style-name="T77">, January 2025.<text:s/></text:span><text:span text:style-name="T78">https://www.cnbcafrica.com/2025/conflict-extreme-weather-and-disinformation-top-global-risks-in-2025-davos-survey-says</text:span></text:p>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inespaciado" style:display-name="Sin espaciado" style:family="paragraph">
      <style:paragraph-properties fo:line-height="100%"/>
      <style:text-properties style:font-name="Cambria" style:font-name-asian="Times New Roman" style:font-name-complex="Times New Roman" fo:language="es" fo:country="ES" fo:hyphenate="false"/>
    </style:style>
    <style:style style:name="SinespaciadoCar" style:display-name="Sin espaciado Car" style:family="text" style:parent-style-name="Fuentedepárrafopredeter.">
      <style:text-properties style:font-name="Cambria" style:font-name-asian="Times New Roman" style:font-name-complex="Times New Roman" fo:language="es" fo:country="ES"/>
    </style:style>
    <style:style style:name="Encabezado" style:display-name="Encabezad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Índice1" style:display-name="Índice 1" style:family="paragraph" style:parent-style-name="Normal" style:next-style-name="Normal" style:auto-update="true">
      <style:paragraph-properties fo:margin-left="0.1527in" fo:text-indent="-0.1527in">
        <style:tab-stops/>
      </style:paragraph-properties>
      <style:text-properties style:font-name="Cambria" fo:font-size="10pt" style:font-size-asian="10pt" style:font-size-complex="10pt" fo:hyphenate="false"/>
    </style:style>
    <style:style style:name="Índice2" style:display-name="Índice 2" style:family="paragraph" style:parent-style-name="Normal" style:next-style-name="Normal" style:auto-update="true">
      <style:paragraph-properties fo:margin-left="0.3055in" fo:text-indent="-0.1527in">
        <style:tab-stops/>
      </style:paragraph-properties>
      <style:text-properties style:font-name="Cambria" fo:font-size="10pt" style:font-size-asian="10pt" style:font-size-complex="10pt" fo:hyphenate="false"/>
    </style:style>
    <style:style style:name="Índice3" style:display-name="Índice 3" style:family="paragraph" style:parent-style-name="Normal" style:next-style-name="Normal" style:auto-update="true">
      <style:paragraph-properties fo:margin-left="0.4583in" fo:text-indent="-0.1527in">
        <style:tab-stops/>
      </style:paragraph-properties>
      <style:text-properties style:font-name="Cambria" fo:font-size="10pt" style:font-size-asian="10pt" style:font-size-complex="10pt" fo:hyphenate="false"/>
    </style:style>
    <style:style style:name="Índice4" style:display-name="Índice 4" style:family="paragraph" style:parent-style-name="Normal" style:next-style-name="Normal" style:auto-update="true">
      <style:paragraph-properties fo:margin-left="0.6111in" fo:text-indent="-0.1527in">
        <style:tab-stops/>
      </style:paragraph-properties>
      <style:text-properties style:font-name="Cambria" fo:font-size="10pt" style:font-size-asian="10pt" style:font-size-complex="10pt" fo:hyphenate="false"/>
    </style:style>
    <style:style style:name="Índice5" style:display-name="Índice 5" style:family="paragraph" style:parent-style-name="Normal" style:next-style-name="Normal" style:auto-update="true">
      <style:paragraph-properties fo:margin-left="0.7638in" fo:text-indent="-0.1527in">
        <style:tab-stops/>
      </style:paragraph-properties>
      <style:text-properties style:font-name="Cambria" fo:font-size="10pt" style:font-size-asian="10pt" style:font-size-complex="10pt" fo:hyphenate="false"/>
    </style:style>
    <style:style style:name="Índice6" style:display-name="Índice 6" style:family="paragraph" style:parent-style-name="Normal" style:next-style-name="Normal" style:auto-update="true">
      <style:paragraph-properties fo:margin-left="0.9166in" fo:text-indent="-0.1527in">
        <style:tab-stops/>
      </style:paragraph-properties>
      <style:text-properties style:font-name="Cambria" fo:font-size="10pt" style:font-size-asian="10pt" style:font-size-complex="10pt" fo:hyphenate="false"/>
    </style:style>
    <style:style style:name="Índice7" style:display-name="Índice 7" style:family="paragraph" style:parent-style-name="Normal" style:next-style-name="Normal" style:auto-update="true">
      <style:paragraph-properties fo:margin-left="1.0694in" fo:text-indent="-0.1527in">
        <style:tab-stops/>
      </style:paragraph-properties>
      <style:text-properties style:font-name="Cambria" fo:font-size="10pt" style:font-size-asian="10pt" style:font-size-complex="10pt" fo:hyphenate="false"/>
    </style:style>
    <style:style style:name="Índice8" style:display-name="Índice 8" style:family="paragraph" style:parent-style-name="Normal" style:next-style-name="Normal" style:auto-update="true">
      <style:paragraph-properties fo:margin-left="1.2222in" fo:text-indent="-0.1527in">
        <style:tab-stops/>
      </style:paragraph-properties>
      <style:text-properties style:font-name="Cambria" fo:font-size="10pt" style:font-size-asian="10pt" style:font-size-complex="10pt" fo:hyphenate="false"/>
    </style:style>
    <style:style style:name="Índice9" style:display-name="Índice 9" style:family="paragraph" style:parent-style-name="Normal" style:next-style-name="Normal" style:auto-update="true">
      <style:paragraph-properties fo:margin-left="1.375in" fo:text-indent="-0.1527in">
        <style:tab-stops/>
      </style:paragraph-properties>
      <style:text-properties style:font-name="Cambria" fo:font-size="10pt" style:font-size-asian="10pt" style:font-size-complex="10pt" fo:hyphenate="false"/>
    </style:style>
    <style:style style:name="Títulodeíndice" style:display-name="Título de índice" style:family="paragraph" style:parent-style-name="Normal" style:next-style-name="Índice1">
      <style:paragraph-properties fo:margin-top="0.0833in" fo:margin-bottom="0.0833in"/>
      <style:text-properties style:font-name="Cambria" fo:font-weight="bold" style:font-weight-asian="bold" style:font-weight-complex="bold" fo:font-style="italic" style:font-style-asian="italic" style:font-style-complex="italic"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office:automatic-styles>
  <office:master-styles>
    <style:master-page style:name="MP0" style:page-layout-name="PL0">
      <style:footer>
        <text:p text:style-name="P2"><text:span text:style-name="T3"><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e de riesgos globales</dc:title>
    <dc:subject>Sostenibilidad – asir 2025/2026</dc:subject>
    <meta:initial-creator>víctor cordeiro periañez</meta:initial-creator>
    <dc:creator>victor cordeiro periañez</dc:creator>
    <meta:creation-date>2025-10-13T17:50:00Z</meta:creation-date>
    <dc:date>2025-10-13T17:50:00Z</dc:date>
    <meta:template xlink:href="Normal.dotm" xlink:type="simple"/>
    <meta:editing-cycles>2</meta:editing-cycles>
    <meta:editing-duration>PT180S</meta:editing-duration>
    <meta:document-statistic meta:page-count="7" meta:paragraph-count="16" meta:word-count="1293" meta:character-count="8394" meta:row-count="59" meta:non-whitespace-character-count="7117"/>
  </office:meta>
</office:document-meta>
</file>